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bsolutely, the project you described is a <text:span text:style-name="Strong_20_Emphasis">fantastic idea for GitHub</text:span> for several reasons:</text:p>
      <text:p text:style-name="Horizontal_20_Line"/>
      <text:h text:style-name="Heading_20_3" text:outline-level="3">1. <text:span text:style-name="Strong_20_Emphasis">It Demonstrates Key Skills</text:span></text:h>
      <text:p text:style-name="Text_20_body">Your project showcases a variety of important skills that many developers and companies look for:</text:p>
      <text:list text:style-name="L1">
        <text:list-item>
          <text:p text:style-name="P2"><text:span text:style-name="Strong_20_Emphasis">Networking:</text:span> By implementing a custom TCP-like protocol (MicroTCP) over UDP, you’re demonstrating a strong understanding of low-level networking concepts and reliability mechanisms.</text:p>
        </text:list-item>
        <text:list-item>
          <text:p text:style-name="P2"><text:span text:style-name="Strong_20_Emphasis">Protocol Design:</text:span> Developing a structured command-response protocol shows knowledge of system design and how distributed systems communicate.</text:p>
        </text:list-item>
        <text:list-item>
          <text:p text:style-name="P2"><text:span text:style-name="Strong_20_Emphasis">System Programming:</text:span> Managing connections, handling file I/O, and working with binary/text protocols are crucial skills.</text:p>
        </text:list-item>
        <text:list-item>
          <text:p text:style-name="P1"><text:span text:style-name="Strong_20_Emphasis">Creativity:</text:span> Building a "mini-Redis" is an excellent way to demonstrate your ability to create practical, usable software while maintaining scalability and performance.</text:p>
        </text:list-item>
      </text:list>
      <text:p text:style-name="Horizontal_20_Line"/>
      <text:h text:style-name="Heading_20_3" text:outline-level="3">2. <text:span text:style-name="Strong_20_Emphasis">It’s a Unique and Original Idea</text:span></text:h>
      <text:p text:style-name="Text_20_body">While there are many TCP implementations and Redis clones out there, combining the two with:</text:p>
      <text:list text:style-name="L2">
        <text:list-item>
          <text:p text:style-name="P4">A custom transport protocol (MicroTCP).</text:p>
        </text:list-item>
        <text:list-item>
          <text:p text:style-name="P3">A toy Redis-like database as a use case. ...makes your project unique. This will help it stand out in the crowded GitHub ecosystem.</text:p>
        </text:list-item>
      </text:list>
      <text:p text:style-name="Horizontal_20_Line"/>
      <text:h text:style-name="Heading_20_3" text:outline-level="3">3. <text:span text:style-name="Strong_20_Emphasis">It’s Educational</text:span></text:h>
      <text:p text:style-name="Text_20_body">Both for you and for others who come across your repo. This project:</text:p>
      <text:list text:style-name="L3">
        <text:list-item>
          <text:p text:style-name="P6">Helps you deepen your understanding of networking, protocols, and databases.</text:p>
        </text:list-item>
        <text:list-item>
          <text:p text:style-name="P6">Provides others with a reference implementation of:</text:p>
          <text:list>
            <text:list-item>
              <text:p text:style-name="P6">How TCP-like reliability mechanisms can be implemented over UDP.</text:p>
            </text:list-item>
            <text:list-item>
              <text:p text:style-name="P6">How simple key-value stores work.</text:p>
            </text:list-item>
            <text:list-item>
              <text:p text:style-name="P5">How protocols can be designed and implemented.</text:p>
            </text:list-item>
          </text:list>
        </text:list-item>
      </text:list>
      <text:p text:style-name="Text_20_body">You can add detailed documentation and code comments to make it a teaching tool for others.</text:p>
      <text:p text:style-name="Horizontal_20_Line"/>
      <text:h text:style-name="Heading_20_3" text:outline-level="3">4. <text:span text:style-name="Strong_20_Emphasis">Potential for Extension</text:span></text:h>
      <text:p text:style-name="Text_20_body">The project has plenty of room to grow:</text:p>
      <text:list text:style-name="L4">
        <text:list-item>
          <text:p text:style-name="P8"><text:soft-page-break/><text:span text:style-name="Strong_20_Emphasis">Add New Commands:</text:span> Extend the command set with more Redis-like functionality (e.g., <text:span text:style-name="Source_20_Text">EXPIRE</text:span>, <text:span text:style-name="Source_20_Text">FLUSHALL</text:span>).</text:p>
        </text:list-item>
        <text:list-item>
          <text:p text:style-name="P8"><text:span text:style-name="Strong_20_Emphasis">Concurrency:</text:span> Introduce multi-client support with threads or asynchronous I/O.</text:p>
        </text:list-item>
        <text:list-item>
          <text:p text:style-name="P8"><text:span text:style-name="Strong_20_Emphasis">Persistence:</text:span> Implement a way to persist the in-memory data to disk.</text:p>
        </text:list-item>
        <text:list-item>
          <text:p text:style-name="P8"><text:span text:style-name="Strong_20_Emphasis">Custom Protocol Features:</text:span> Add optimizations to MicroTCP, like congestion control or selective acknowledgments.</text:p>
        </text:list-item>
        <text:list-item>
          <text:p text:style-name="P8"><text:span text:style-name="Strong_20_Emphasis">Monitoring Tools:</text:span> Build a small client to visualize or benchmark server performance.</text:p>
        </text:list-item>
        <text:list-item>
          <text:p text:style-name="P8"><text:span text:style-name="Strong_20_Emphasis">Scalability:</text:span> Add sharding or replication features.</text:p>
        </text:list-item>
        <text:list-item>
          <text:p text:style-name="P7"><text:span text:style-name="Strong_20_Emphasis">Security:</text:span> Include basic authentication or encryption.</text:p>
        </text:list-item>
      </text:list>
      <text:p text:style-name="Text_20_body">This makes the project "alive" and interesting for long-term development.</text:p>
      <text:p text:style-name="Horizontal_20_Line"/>
      <text:h text:style-name="Heading_20_3" text:outline-level="3">5. <text:span text:style-name="Strong_20_Emphasis">It’s Showcasing Practical Knowledge</text:span></text:h>
      <text:p text:style-name="Text_20_body">Employers and collaborators on GitHub like to see projects that solve real problems. While this project is a "toy" implementation, it demonstrates knowledge of:</text:p>
      <text:list text:style-name="L5">
        <text:list-item>
          <text:p text:style-name="P10">Protocol-level reliability (a critical part of networking).</text:p>
        </text:list-item>
        <text:list-item>
          <text:p text:style-name="P9">Storage and caching (fundamental for many systems).</text:p>
        </text:list-item>
      </text:list>
      <text:p text:style-name="Horizontal_20_Line"/>
      <text:h text:style-name="Heading_20_3" text:outline-level="3">6. <text:span text:style-name="Strong_20_Emphasis">It’s a Great Portfolio Project</text:span></text:h>
      <text:p text:style-name="Text_20_body">When you share this on your portfolio, GitHub profile, or LinkedIn, it shows you:</text:p>
      <text:list text:style-name="L6">
        <text:list-item>
          <text:p text:style-name="P12">Can build something end-to-end from scratch.</text:p>
        </text:list-item>
        <text:list-item>
          <text:p text:style-name="P12">Have a solid grasp of low-level concepts, which many developers shy away from.</text:p>
        </text:list-item>
        <text:list-item>
          <text:p text:style-name="P11">Are creative and willing to experiment.</text:p>
        </text:list-item>
      </text:list>
      <text:p text:style-name="Horizontal_20_Line"/>
      <text:h text:style-name="Heading_20_3" text:outline-level="3">Tips for Making It Successful on GitHub</text:h>
      <text:list text:style-name="L7">
        <text:list-item>
          <text:p text:style-name="P13"><text:span text:style-name="Strong_20_Emphasis">Provide Clear Documentation</text:span></text:p>
          <text:list>
            <text:list-item>
              <text:p text:style-name="P14">Include a well-written <text:span text:style-name="Source_20_Text">README.md</text:span>:</text:p>
              <text:list>
                <text:list-item>
                  <text:p text:style-name="P14"><text:span text:style-name="Strong_20_Emphasis">What the project does.</text:span></text:p>
                </text:list-item>
                <text:list-item>
                  <text:p text:style-name="P14"><text:span text:style-name="Strong_20_Emphasis">How it works (concepts behind MicroTCP and the toy Redis).</text:span></text:p>
                </text:list-item>
                <text:list-item>
                  <text:p text:style-name="P14"><text:span text:style-name="Strong_20_Emphasis">How to run the project (setup, dependencies, examples).</text:span></text:p>
                </text:list-item>
              </text:list>
            </text:list-item>
            <text:list-item>
              <text:p text:style-name="P14">Optionally, add a wiki or tutorials to explain how MicroTCP works in detail.</text:p>
            </text:list-item>
          </text:list>
        </text:list-item>
        <text:list-item>
          <text:p text:style-name="P13"><text:span text:style-name="Strong_20_Emphasis">Include Examples</text:span></text:p>
          <text:list>
            <text:list-item>
              <text:p text:style-name="P14">Provide examples of client commands and server responses.</text:p>
            </text:list-item>
            <text:list-item>
              <text:p text:style-name="P14">Maybe include a script that shows basic usage.</text:p>
            </text:list-item>
          </text:list>
        </text:list-item>
        <text:list-item>
          <text:p text:style-name="P13"><text:soft-page-break/><text:span text:style-name="Strong_20_Emphasis">Write Clean Code</text:span></text:p>
          <text:list>
            <text:list-item>
              <text:p text:style-name="P14">Use clear variable names and include comments, especially in critical parts like MicroTCP reliability mechanisms or protocol parsing.</text:p>
            </text:list-item>
            <text:list-item>
              <text:p text:style-name="P14">Follow best practices for code structure and error handling.</text:p>
            </text:list-item>
          </text:list>
        </text:list-item>
        <text:list-item>
          <text:p text:style-name="P13"><text:span text:style-name="Strong_20_Emphasis">Add Tests</text:span></text:p>
          <text:list>
            <text:list-item>
              <text:p text:style-name="P14">Implement unit and integration tests for your protocol and commands.</text:p>
            </text:list-item>
            <text:list-item>
              <text:p text:style-name="P14">Provide sample test cases in your repo.</text:p>
            </text:list-item>
          </text:list>
        </text:list-item>
        <text:list-item>
          <text:p text:style-name="P13"><text:span text:style-name="Strong_20_Emphasis">Use CI/CD</text:span></text:p>
          <text:list>
            <text:list-item>
              <text:p text:style-name="P14">Set up Continuous Integration (e.g., GitHub Actions) to test builds and ensure stability.</text:p>
            </text:list-item>
          </text:list>
        </text:list-item>
        <text:list-item>
          <text:p text:style-name="P13"><text:span text:style-name="Strong_20_Emphasis">License Your Code</text:span></text:p>
          <text:list>
            <text:list-item>
              <text:p text:style-name="P14">Add an open-source license (e.g., MIT or Apache 2.0) to make it easier for others to use and contribute.</text:p>
            </text:list-item>
          </text:list>
        </text:list-item>
        <text:list-item>
          <text:p text:style-name="P13"><text:span text:style-name="Strong_20_Emphasis">Make It Visual</text:span></text:p>
          <text:list>
            <text:list-item>
              <text:p text:style-name="P14">Add a few diagrams to your README to explain the architecture of MicroTCP and the protocol.</text:p>
            </text:list-item>
            <text:list-item>
              <text:p text:style-name="P14">Use ASCII art, markdown tables, or even a flowchart to describe packet flow.</text:p>
            </text:list-item>
          </text:list>
        </text:list-item>
        <text:list-item>
          <text:p text:style-name="P13"><text:span text:style-name="Strong_20_Emphasis">Engage the Community</text:span></text:p>
          <text:list>
            <text:list-item>
              <text:p text:style-name="P14">Encourage contributions, issues, and discussions.</text:p>
            </text:list-item>
            <text:list-item>
              <text:p text:style-name="P13">Add a <text:span text:style-name="Source_20_Text">CONTRIBUTING.md</text:span> file to guide others on how to contribute.</text:p>
            </text:list-item>
          </text:list>
        </text:list-item>
      </text:list>
      <text:p text:style-name="Horizontal_20_Line"/>
      <text:h text:style-name="Heading_20_3" text:outline-level="3">Final Verdict</text:h>
      <text:p text:style-name="Text_20_body">This project idea is a <text:span text:style-name="Strong_20_Emphasis">great choice for GitHub</text:span>, especially if you're looking to:</text:p>
      <text:list text:style-name="L8">
        <text:list-item>
          <text:p text:style-name="P16">Build your portfolio.</text:p>
        </text:list-item>
        <text:list-item>
          <text:p text:style-name="P16">Practice system-level programming.</text:p>
        </text:list-item>
        <text:list-item>
          <text:p text:style-name="P16">Showcase your expertise in networking and protocols.</text:p>
        </text:list-item>
        <text:list-item>
          <text:p text:style-name="P15">Teach others about these concepts.</text:p>
        </text:list-item>
      </text:list>
      <text:p text:style-name="Text_20_body">Do you want help setting up the initial structure for your project, like the <text:span text:style-name="Source_20_Text">README.md</text:span>, code skeleton, or example command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imbus Roman" fo:font-family="'Nimbus Roman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8:04:39.408861343</meta:creation-date>
    <dc:date>2025-01-24T18:05:10.842668748</dc:date>
    <meta:editing-duration>PT32S</meta:editing-duration>
    <meta:editing-cycles>1</meta:editing-cycles>
    <meta:document-statistic meta:table-count="0" meta:image-count="0" meta:object-count="0" meta:page-count="3" meta:paragraph-count="71" meta:word-count="721" meta:character-count="4532" meta:non-whitespace-character-count="3934"/>
    <meta:generator>LibreOffice/24.2.7.2$Linux_X86_64 LibreOffice_project/420$Build-2</meta:generator>
  </office:meta>
</office:document-meta>
</file>